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fill-color="#99ccff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1.237cm" fo:min-width="3.884cm"/>
    </style:style>
    <style:style style:name="gr9" style:family="graphic" style:parent-style-name="objectwithoutfill">
      <style:graphic-properties draw:stroke="dash" draw:stroke-dash="Fine_20_Dashed_20__28_var_29_" draw:fill="none" draw:textarea-vertical-align="middle"/>
    </style:style>
    <style:style style:name="gr10" style:family="graphic" style:parent-style-name="standard">
      <style:graphic-properties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Symbol" style:font-pitch="variable" style:font-charset="x-symbol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9" draw:id="id19" draw:layer="layout" svg:width="10.922cm" svg:height="9.144cm" svg:x="15.478cm" svg:y="5.064cm">
          <text:p/>
        </draw:rect>
        <draw:rect draw:style-name="gr2" draw:text-style-name="P2" xml:id="id1" draw:id="id1" draw:layer="layout" svg:width="4.191cm" svg:height="1.778cm" svg:x="5.826cm" svg:y="1.762cm">
          <text:p text:style-name="P1"><text:span text:style-name="T1">Flat SED</text:span></text:p>
          <text:p text:style-name="P1"><text:span text:style-name="T1">Calibration</text:span></text:p>
        </draw:rect>
        <draw:rect draw:style-name="gr2" draw:text-style-name="P2" xml:id="id3" draw:id="id3" draw:layer="layout" svg:width="4.191cm" svg:height="1.778cm" svg:x="5.826cm" svg:y="8.112cm">
          <text:p text:style-name="P1"><text:span text:style-name="T1">SED Correction</text:span></text:p>
        </draw:rect>
        <draw:rect draw:style-name="gr2" draw:text-style-name="P2" xml:id="id5" draw:id="id5" draw:layer="layout" svg:width="4.191cm" svg:height="1.778cm" svg:x="5.953cm" svg:y="14.843cm">
          <text:p text:style-name="P1"><text:span text:style-name="T1">Self Calibration</text:span></text:p>
        </draw:rect>
        <draw:line draw:style-name="gr3" draw:text-style-name="P1" draw:layer="layout" svg:x1="10.017cm" svg:y1="1.762cm" svg:x2="15.478cm" svg:y2="5.191cm">
          <text:p/>
        </draw:line>
        <draw:line draw:style-name="gr3" draw:text-style-name="P1" draw:layer="layout" svg:x1="10.017cm" svg:y1="3.54cm" svg:x2="15.478cm" svg:y2="14.335cm">
          <text:p/>
        </draw:line>
        <draw:ellipse draw:style-name="gr4" draw:text-style-name="P2" xml:id="id2" draw:id="id2" draw:layer="layout" svg:width="3.048cm" svg:height="2.032cm" svg:x="6.461cm" svg:y="4.556cm">
          <text:p text:style-name="P1"><text:span text:style-name="T1">Instrumental</text:span></text:p>
          <text:p text:style-name="P1"><text:span text:style-name="T1">Mags</text:span></text:p>
        </draw:ellipse>
        <draw:connector draw:style-name="gr5" draw:text-style-name="P1" draw:layer="layout" draw:type="line" svg:x1="7.921cm" svg:y1="3.54cm" svg:x2="7.985cm" svg:y2="4.556cm" draw:start-shape="id1" draw:start-glue-point="2" draw:end-shape="id2" draw:end-glue-point="0" svg:d="m7921 3540 64 1016">
          <text:p/>
        </draw:connector>
        <draw:connector draw:style-name="gr5" draw:text-style-name="P1" draw:layer="layout" draw:type="line" svg:x1="7.985cm" svg:y1="6.588cm" svg:x2="7.921cm" svg:y2="8.112cm" draw:start-shape="id2" draw:start-glue-point="2" draw:end-shape="id3" svg:d="m7985 6588-64 1524">
          <text:p/>
        </draw:connector>
        <draw:ellipse draw:style-name="gr4" draw:text-style-name="P2" xml:id="id4" draw:id="id4" draw:layer="layout" svg:width="3.048cm" svg:height="2.032cm" svg:x="6.461cm" svg:y="11.287cm">
          <text:p text:style-name="P1"><text:span text:style-name="T1">SED Corrected</text:span></text:p>
          <text:p text:style-name="P1"><text:span text:style-name="T1">Mags</text:span></text:p>
        </draw:ellipse>
        <draw:connector draw:style-name="gr5" draw:text-style-name="P1" draw:layer="layout" draw:type="line" svg:x1="7.921cm" svg:y1="9.89cm" svg:x2="7.985cm" svg:y2="11.287cm" draw:start-shape="id3" draw:start-glue-point="2" draw:end-shape="id4" draw:end-glue-point="0" svg:d="m7921 9890 64 1397">
          <text:p/>
        </draw:connector>
        <draw:connector draw:style-name="gr5" draw:text-style-name="P1" draw:layer="layout" draw:type="line" svg:x1="7.985cm" svg:y1="13.319cm" svg:x2="8.048cm" svg:y2="14.843cm" draw:start-shape="id4" draw:start-glue-point="2" draw:end-shape="id5" draw:end-glue-point="0" svg:d="m7985 13319 63 1524">
          <text:p/>
        </draw:connector>
        <draw:ellipse draw:style-name="gr4" draw:text-style-name="P2" xml:id="id8" draw:id="id8" draw:layer="layout" svg:width="3.048cm" svg:height="2.032cm" svg:x="2.27cm" svg:y="18.272cm">
          <text:p text:style-name="P1"><text:span text:style-name="T1">Standard</text:span></text:p>
          <text:p text:style-name="P1"><text:span text:style-name="T1">Mags</text:span></text:p>
        </draw:ellipse>
        <draw:ellipse draw:style-name="gr4" draw:text-style-name="P2" xml:id="id7" draw:id="id7" draw:layer="layout" svg:width="3.048cm" svg:height="2.032cm" svg:x="1.127cm" svg:y="9.128cm">
          <text:p text:style-name="P1"><text:span text:style-name="T1">System </text:span></text:p>
          <text:p text:style-name="P1"><text:span text:style-name="T1">Bandpass</text:span></text:p>
          <text:p text:style-name="P1"><text:span text:style-name="T2">f</text:span></text:p>
        </draw:ellipse>
        <draw:ellipse draw:style-name="gr4" draw:text-style-name="P2" xml:id="id6" draw:id="id6" draw:layer="layout" svg:width="3.048cm" svg:height="2.032cm" svg:x="1.127cm" svg:y="6.461cm">
          <text:p text:style-name="P1"><text:span text:style-name="T1">Object</text:span></text:p>
          <text:p text:style-name="P1"><text:span text:style-name="T1">SEDs</text:span></text:p>
        </draw:ellipse>
        <draw:connector draw:style-name="gr5" draw:text-style-name="P1" draw:layer="layout" svg:x1="4.175cm" svg:y1="7.477cm" svg:x2="5.826cm" svg:y2="9.001cm" draw:start-shape="id6" draw:start-glue-point="1" draw:end-shape="id3" draw:end-glue-point="3" svg:d="m4175 7477h826v1524h825">
          <text:p/>
        </draw:connector>
        <draw:connector draw:style-name="gr5" draw:text-style-name="P1" draw:layer="layout" svg:x1="4.175cm" svg:y1="10.144cm" svg:x2="5.826cm" svg:y2="9.001cm" draw:start-shape="id7" draw:start-glue-point="1" draw:end-shape="id3" draw:end-glue-point="3" svg:d="m4175 10144h826v-1143h825">
          <text:p/>
        </draw:connector>
        <draw:ellipse draw:style-name="gr4" draw:text-style-name="P2" xml:id="id9" draw:id="id9" draw:layer="layout" svg:width="3.048cm" svg:height="2.032cm" svg:x="6.588cm" svg:y="18.272cm">
          <text:p text:style-name="P1"><text:span text:style-name="T1">Exposure</text:span></text:p>
          <text:p text:style-name="P1"><text:span text:style-name="T1">Zeropoint</text:span></text:p>
          <text:p text:style-name="P1"><text:span text:style-name="T1">Model</text:span></text:p>
        </draw:ellipse>
        <draw:ellipse draw:style-name="gr4" draw:text-style-name="P2" xml:id="id10" draw:id="id10" draw:layer="layout" svg:width="3.048cm" svg:height="2.032cm" svg:x="10.652cm" svg:y="18.145cm">
          <text:p text:style-name="P1"><text:span text:style-name="T1">Delta to</text:span></text:p>
          <text:p text:style-name="P1"><text:span text:style-name="T1">Illumination</text:span></text:p>
          <text:p text:style-name="P1"><text:span text:style-name="T1">Correction</text:span></text:p>
        </draw:ellipse>
        <draw:connector draw:style-name="gr5" draw:text-style-name="P1" draw:layer="layout" svg:x1="8.048cm" svg:y1="16.621cm" svg:x2="3.794cm" svg:y2="18.272cm" draw:start-shape="id5" draw:start-glue-point="2" draw:end-shape="id8" draw:end-glue-point="0" svg:d="m8048 16621v826h-4254v825">
          <text:p/>
        </draw:connector>
        <draw:connector draw:style-name="gr5" draw:text-style-name="P1" draw:layer="layout" svg:x1="8.048cm" svg:y1="16.621cm" svg:x2="8.112cm" svg:y2="18.272cm" draw:start-shape="id5" draw:start-glue-point="2" draw:end-shape="id9" draw:end-glue-point="0" svg:d="m8048 16621v826h64v825">
          <text:p/>
        </draw:connector>
        <draw:connector draw:style-name="gr5" draw:text-style-name="P1" draw:layer="layout" svg:x1="8.048cm" svg:y1="16.621cm" svg:x2="12.176cm" svg:y2="18.145cm" draw:start-shape="id5" draw:start-glue-point="2" draw:end-shape="id10" draw:end-glue-point="0" svg:d="m8048 16621v762h4128v762">
          <text:p/>
        </draw:connector>
        <draw:connector draw:style-name="gr5" draw:text-style-name="P1" draw:layer="layout" draw:type="line" svg:x1="13.7cm" svg:y1="19.161cm" svg:x2="17.002cm" svg:y2="19.161cm" draw:start-shape="id10" draw:start-glue-point="1" svg:d="m13700 19161h3302">
          <text:p/>
        </draw:connector>
        <draw:ellipse draw:style-name="gr4" draw:text-style-name="P2" xml:id="id13" draw:id="id13" draw:layer="layout" svg:width="3.048cm" svg:height="2.032cm" svg:x="1.254cm" svg:y="1.635cm">
          <text:p text:style-name="P1"><text:span text:style-name="T1">Science</text:span></text:p>
          <text:p text:style-name="P1"><text:span text:style-name="T1">Image</text:span></text:p>
        </draw:ellipse>
        <draw:rect draw:style-name="gr2" draw:text-style-name="P2" xml:id="id17" draw:id="id17" draw:layer="layout" svg:width="3.429cm" svg:height="1.455cm" svg:x="16.494cm" svg:y="9.001cm">
          <text:p text:style-name="P1"><text:span text:style-name="T1">Correct</text:span></text:p>
          <text:p text:style-name="P1"><text:span text:style-name="T1">Crosstalk</text:span></text:p>
        </draw:rect>
        <draw:rect draw:style-name="gr2" draw:text-style-name="P2" xml:id="id14" draw:id="id14" draw:layer="layout" svg:width="3.429cm" svg:height="1.455cm" svg:x="16.494cm" svg:y="11.287cm">
          <text:p text:style-name="P1"><text:span text:style-name="T1">Apply</text:span></text:p>
          <text:p text:style-name="P1"><text:span text:style-name="T1">FSF</text:span></text:p>
        </draw:rect>
        <draw:rect draw:style-name="gr2" draw:text-style-name="P2" xml:id="id15" draw:id="id15" draw:layer="layout" svg:width="3.429cm" svg:height="1.455cm" svg:x="21.32cm" svg:y="6.657cm">
          <text:p text:style-name="P1"><text:span text:style-name="T1">Scale &amp; Subtract</text:span></text:p>
          <text:p text:style-name="P1"><text:span text:style-name="T1">Fringe</text:span></text:p>
          <text:p text:style-name="P1"><text:span text:style-name="T1">Frame</text:span></text:p>
        </draw:rect>
        <draw:rect draw:style-name="gr2" draw:text-style-name="P2" xml:id="id16" draw:id="id16" draw:layer="layout" svg:width="3.429cm" svg:height="1.455cm" svg:x="16.494cm" svg:y="6.403cm">
          <text:p text:style-name="P1"><text:span text:style-name="T1">Subtract</text:span></text:p>
          <text:p text:style-name="P1"><text:span text:style-name="T1">Bias</text:span></text:p>
        </draw:rect>
        <draw:rect draw:style-name="gr2" draw:text-style-name="P2" xml:id="id11" draw:id="id11" draw:layer="layout" svg:width="3.429cm" svg:height="1.455cm" svg:x="21.32cm" svg:y="9.001cm">
          <text:p text:style-name="P1"><text:span text:style-name="T1">Fit and Subtract</text:span></text:p>
          <text:p text:style-name="P1"><text:span text:style-name="T1">Background</text:span></text:p>
        </draw:rect>
        <draw:rect draw:style-name="gr2" draw:text-style-name="P2" xml:id="id12" draw:id="id12" draw:layer="layout" svg:width="3.429cm" svg:height="1.455cm" svg:x="21.32cm" svg:y="11.356cm">
          <text:p text:style-name="P1"><text:span text:style-name="T1">Count</text:span></text:p>
          <text:p text:style-name="P1"><text:span text:style-name="T1">Extraction</text:span></text:p>
        </draw:rect>
        <draw:connector draw:style-name="gr5" draw:text-style-name="P1" draw:layer="layout" draw:type="line" svg:x1="23.034cm" svg:y1="10.456cm" svg:x2="23.034cm" svg:y2="11.356cm" draw:start-shape="id11" draw:start-glue-point="2" draw:end-shape="id12" svg:d="m23034 10456v900">
          <text:p/>
        </draw:connector>
        <draw:connector draw:style-name="gr5" draw:text-style-name="P1" draw:layer="layout" draw:type="line" svg:x1="4.302cm" svg:y1="2.651cm" svg:x2="5.826cm" svg:y2="2.651cm" draw:start-shape="id13" draw:start-glue-point="1" draw:end-shape="id1" draw:end-glue-point="3" svg:d="m4302 2651h1524">
          <text:p/>
        </draw:connector>
        <draw:custom-shape draw:style-name="gr6" draw:text-style-name="P2" draw:layer="layout" svg:width="3.556cm" svg:height="2.413cm" svg:x="16.875cm" svg:y="17.891cm">
          <text:p text:style-name="P1"><text:span text:style-name="T1">To Determine</text:span></text:p>
          <text:p text:style-name="P1"><text:span text:style-name="T1">Illumination</text:span></text:p>
          <text:p text:style-name="P1"><text:span text:style-name="T1">Corre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8.208cm" svg:y1="12.742cm" svg:x2="23.034cm" svg:y2="6.657cm" draw:start-shape="id14" draw:start-glue-point="2" draw:end-shape="id15" draw:end-glue-point="0" svg:d="m18208 12742v501h2414v-7087h2412v501">
          <text:p/>
        </draw:connector>
        <draw:connector draw:style-name="gr5" draw:text-style-name="P1" draw:layer="layout" draw:type="line" svg:x1="18.208cm" svg:y1="7.858cm" svg:x2="18.208cm" svg:y2="9.001cm" draw:start-shape="id16" draw:start-glue-point="2" draw:end-shape="id17" draw:end-glue-point="0" svg:d="m18208 7858v1143">
          <text:p/>
        </draw:connector>
        <draw:connector draw:style-name="gr5" draw:text-style-name="P1" draw:layer="layout" draw:type="line" svg:x1="18.208cm" svg:y1="10.456cm" svg:x2="18.208cm" svg:y2="11.287cm" draw:start-shape="id17" draw:start-glue-point="2" draw:end-shape="id14" draw:end-glue-point="0" svg:d="m18208 10456v831">
          <text:p/>
        </draw:connector>
        <draw:line draw:style-name="gr5" draw:text-style-name="P1" draw:layer="layout" svg:x1="23.098cm" svg:y1="12.811cm" svg:x2="23.098cm" svg:y2="14.335cm">
          <text:p/>
        </draw:line>
        <draw:line draw:style-name="gr5" draw:text-style-name="P1" draw:layer="layout" svg:x1="15.478cm" svg:y1="7.096cm" svg:x2="16.621cm" svg:y2="7.096cm">
          <text:p/>
        </draw:line>
        <draw:connector draw:style-name="gr5" draw:text-style-name="P1" draw:layer="layout" draw:type="line" svg:x1="23.034cm" svg:y1="8.112cm" svg:x2="23.034cm" svg:y2="9.001cm" draw:start-shape="id15" draw:start-glue-point="2" draw:end-shape="id11" draw:end-glue-point="0" svg:d="m23034 8112v889">
          <text:p/>
        </draw:connector>
        <draw:custom-shape draw:style-name="gr7" draw:text-style-name="P2" xml:id="id18" draw:id="id18" draw:layer="layout" svg:width="5.08cm" svg:height="3.387cm" svg:x="18.78cm" svg:y="0.873cm">
          <text:p text:style-name="P1"><text:span text:style-name="T1">bias, crosstalk matrix,</text:span></text:p>
          <text:p text:style-name="P1"><text:span text:style-name="T1">FSF, Fringe Fram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5" draw:text-style-name="P1" draw:layer="layout" draw:type="line" svg:x1="21.32cm" svg:y1="3.992cm" svg:x2="20.939cm" svg:y2="5.064cm" draw:start-shape="id18" draw:start-glue-point="6" draw:end-shape="id19" svg:d="m21320 3992-381 1072">
          <text:p/>
        </draw:connector>
        <draw:frame draw:style-name="gr8" draw:text-style-name="P3" draw:layer="layout" svg:width="3.241cm" svg:height="1.673cm" svg:x="10.205cm" svg:y="5.953cm">
          <draw:text-box>
            <text:p><text:span text:style-name="T1">standards and </text:span></text:p>
            <text:p><text:span text:style-name="T1">calibration stars only</text:span></text:p>
          </draw:text-box>
        </draw:frame>
        <draw:line draw:style-name="gr9" draw:text-style-name="P1" draw:layer="layout" svg:x1="10.271cm" svg:y1="6.842cm" svg:x2="7.985cm" svg:y2="7.096cm">
          <text:p/>
        </draw:line>
      </draw:page>
      <draw:page draw:name="page2" draw:style-name="dp1" draw:master-page-name="Default">
        <draw:rect draw:style-name="gr2" draw:text-style-name="P2" xml:id="id20" draw:id="id20" draw:layer="layout" svg:width="4.191cm" svg:height="1.778cm" svg:x="13.7cm" svg:y="4.175cm">
          <text:p text:style-name="P1"><text:span text:style-name="T1">Synthesize Flat</text:span></text:p>
          <text:p text:style-name="P1"><text:span text:style-name="T1">SED Flat (FSF)</text:span></text:p>
        </draw:rect>
        <draw:ellipse draw:style-name="gr4" draw:text-style-name="P2" xml:id="id21" draw:id="id21" draw:layer="layout" svg:width="3.048cm" svg:height="2.032cm" svg:x="19.542cm" svg:y="4.048cm">
          <text:p text:style-name="P1"><text:span text:style-name="T1">FSF</text:span></text:p>
        </draw:ellipse>
        <draw:connector draw:style-name="gr5" draw:text-style-name="P1" draw:layer="layout" draw:type="lines" svg:x1="17.891cm" svg:y1="5.064cm" svg:x2="19.542cm" svg:y2="5.064cm" draw:start-shape="id20" draw:start-glue-point="1" draw:end-shape="id21" draw:end-glue-point="3" svg:d="m17891 5064h501 649 501">
          <text:p/>
        </draw:connector>
        <draw:ellipse draw:style-name="gr4" draw:text-style-name="P2" xml:id="id22" draw:id="id22" draw:layer="layout" svg:width="3.048cm" svg:height="2.032cm" svg:x="4.556cm" svg:y="2.524cm">
          <text:p text:style-name="P1"><text:span text:style-name="T1">Broadband</text:span></text:p>
          <text:p text:style-name="P1"><text:span text:style-name="T1">Flat</text:span></text:p>
          <text:p text:style-name="P1"><text:span text:style-name="T1">(reference epoch)</text:span></text:p>
        </draw:ellipse>
        <draw:ellipse draw:style-name="gr4" draw:text-style-name="P2" xml:id="id23" draw:id="id23" draw:layer="layout" svg:width="3.048cm" svg:height="2.032cm" svg:x="4.683cm" svg:y="5.826cm">
          <text:p text:style-name="P1"><text:span text:style-name="T1">Broadband</text:span></text:p>
          <text:p text:style-name="P1"><text:span text:style-name="T1">Flat </text:span></text:p>
          <text:p text:style-name="P1"><text:span text:style-name="T1">(current epoch)</text:span></text:p>
        </draw:ellipse>
        <draw:ellipse draw:style-name="gr4" draw:text-style-name="P2" xml:id="id26" draw:id="id26" draw:layer="layout" svg:width="3.048cm" svg:height="2.032cm" svg:x="14.335cm" svg:y="7.35cm">
          <text:p text:style-name="P1"><text:span text:style-name="T1">Corrected</text:span></text:p>
          <text:p text:style-name="P1"><text:span text:style-name="T1">Monchromatic</text:span></text:p>
          <text:p text:style-name="P1"><text:span text:style-name="T1">Flats</text:span></text:p>
        </draw:ellipse>
        <draw:connector draw:style-name="gr5" draw:text-style-name="P1" draw:layer="layout" svg:x1="7.604cm" svg:y1="3.54cm" svg:x2="13.7cm" svg:y2="5.064cm" draw:start-shape="id22" draw:start-glue-point="1" draw:end-shape="id20" svg:d="m7604 3540h3109v1524h2987">
          <text:p/>
        </draw:connector>
        <draw:connector draw:style-name="gr5" draw:text-style-name="P1" draw:layer="layout" svg:x1="7.731cm" svg:y1="6.842cm" svg:x2="13.7cm" svg:y2="5.064cm" draw:start-shape="id23" draw:start-glue-point="1" draw:end-shape="id20" draw:end-glue-point="3" svg:d="m7731 6842h2985v-1778h2984">
          <text:p/>
        </draw:connector>
        <draw:rect draw:style-name="gr2" draw:text-style-name="P2" xml:id="id25" draw:id="id25" draw:layer="layout" svg:width="4.191cm" svg:height="1.778cm" svg:x="13.827cm" svg:y="10.906cm">
          <text:p text:style-name="P1"><text:span text:style-name="T1">Correct</text:span></text:p>
          <text:p text:style-name="P1"><text:span text:style-name="T1">Monochromatic</text:span></text:p>
          <text:p text:style-name="P1"><text:span text:style-name="T1">Flats</text:span></text:p>
        </draw:rect>
        <draw:ellipse draw:style-name="gr4" draw:text-style-name="P2" xml:id="id24" draw:id="id24" draw:layer="layout" svg:width="3.048cm" svg:height="2.032cm" svg:x="14.462cm" svg:y="14.335cm">
          <text:p text:style-name="P1"><text:span text:style-name="T1">Monochromatic</text:span></text:p>
          <text:p text:style-name="P1"><text:span text:style-name="T1">Illumination</text:span></text:p>
          <text:p text:style-name="P1"><text:span text:style-name="T1">Correction</text:span></text:p>
        </draw:ellipse>
        <draw:rect draw:style-name="gr2" draw:text-style-name="P2" xml:id="id27" draw:id="id27" draw:layer="layout" svg:width="4.191cm" svg:height="1.778cm" svg:x="13.954cm" svg:y="18.272cm">
          <text:p text:style-name="P1"><text:span text:style-name="T1">Determine</text:span></text:p>
          <text:p text:style-name="P1"><text:span text:style-name="T1">Illumination</text:span></text:p>
          <text:p text:style-name="P1"><text:span text:style-name="T1">Correction</text:span></text:p>
        </draw:rect>
        <draw:connector draw:style-name="gr5" draw:text-style-name="P1" draw:layer="layout" draw:type="line" svg:x1="15.986cm" svg:y1="14.335cm" svg:x2="15.922cm" svg:y2="12.684cm" draw:start-shape="id24" draw:start-glue-point="0" draw:end-shape="id25" draw:end-glue-point="2" svg:d="m15986 14335-64-1651">
          <text:p/>
        </draw:connector>
        <draw:connector draw:style-name="gr5" draw:text-style-name="P1" draw:layer="layout" draw:type="line" svg:x1="15.922cm" svg:y1="10.906cm" svg:x2="15.859cm" svg:y2="9.382cm" draw:start-shape="id25" draw:start-glue-point="0" draw:end-shape="id26" draw:end-glue-point="2" svg:d="m15922 10906-63-1524">
          <text:p/>
        </draw:connector>
        <draw:connector draw:style-name="gr5" draw:text-style-name="P1" draw:layer="layout" draw:type="line" svg:x1="15.859cm" svg:y1="7.35cm" svg:x2="15.795cm" svg:y2="5.953cm" draw:start-shape="id26" draw:start-glue-point="0" draw:end-shape="id20" draw:end-glue-point="2" svg:d="m15859 7350-64-1397">
          <text:p/>
        </draw:connector>
        <draw:connector draw:style-name="gr5" draw:text-style-name="P1" draw:layer="layout" draw:type="line" svg:x1="16.049cm" svg:y1="18.272cm" svg:x2="15.986cm" svg:y2="16.367cm" draw:start-shape="id27" draw:start-glue-point="0" draw:end-shape="id24" draw:end-glue-point="2" svg:d="m16049 18272-63-1905">
          <text:p/>
        </draw:connector>
        <draw:ellipse draw:style-name="gr4" draw:text-style-name="P2" xml:id="id28" draw:id="id28" draw:layer="layout" svg:width="3.048cm" svg:height="2.032cm" svg:x="4.429cm" svg:y="10.017cm">
          <text:p text:style-name="P1"><text:span text:style-name="T1">CCOB</text:span></text:p>
          <text:p text:style-name="P1"><text:span text:style-name="T1">Data</text:span></text:p>
        </draw:ellipse>
        <draw:ellipse draw:style-name="gr4" draw:text-style-name="P2" xml:id="id29" draw:id="id29" draw:layer="layout" svg:width="3.048cm" svg:height="2.032cm" svg:x="4.429cm" svg:y="12.684cm">
          <text:p text:style-name="P1"><text:span text:style-name="T1">Optics</text:span></text:p>
          <text:p text:style-name="P1"><text:span text:style-name="T1">Models</text:span></text:p>
          <text:p text:style-name="P1"><text:span text:style-name="T1">(FRED)</text:span></text:p>
        </draw:ellipse>
        <draw:ellipse draw:style-name="gr4" draw:text-style-name="P2" xml:id="id30" draw:id="id30" draw:layer="layout" svg:width="3.048cm" svg:height="2.032cm" svg:x="4.429cm" svg:y="15.478cm">
          <text:p text:style-name="P1"><text:span text:style-name="T1">Star</text:span></text:p>
          <text:p text:style-name="P1"><text:span text:style-name="T1">Raster</text:span></text:p>
          <text:p text:style-name="P1"><text:span text:style-name="T1">Photometry</text:span></text:p>
        </draw:ellipse>
        <draw:ellipse draw:style-name="gr4" draw:text-style-name="P2" xml:id="id31" draw:id="id31" draw:layer="layout" svg:width="3.048cm" svg:height="2.032cm" svg:x="4.556cm" svg:y="18.145cm">
          <text:p text:style-name="P1"><text:span text:style-name="T1">Self</text:span></text:p>
          <text:p text:style-name="P1"><text:span text:style-name="T1">Calibration</text:span></text:p>
          <text:p text:style-name="P1"><text:span text:style-name="T1">Corrections</text:span></text:p>
        </draw:ellipse>
        <draw:connector draw:style-name="gr5" draw:text-style-name="P1" draw:layer="layout" svg:x1="7.477cm" svg:y1="11.033cm" svg:x2="13.954cm" svg:y2="19.161cm" draw:start-shape="id28" draw:start-glue-point="1" draw:end-shape="id27" svg:d="m7477 11033h3239v8128h3238">
          <text:p/>
        </draw:connector>
        <draw:connector draw:style-name="gr5" draw:text-style-name="P1" draw:layer="layout" svg:x1="7.477cm" svg:y1="13.7cm" svg:x2="13.954cm" svg:y2="19.161cm" draw:start-shape="id29" draw:start-glue-point="1" draw:end-shape="id27" draw:end-glue-point="3" svg:d="m7477 13700h3239v5461h3238">
          <text:p/>
        </draw:connector>
        <draw:connector draw:style-name="gr5" draw:text-style-name="P1" draw:layer="layout" svg:x1="7.477cm" svg:y1="16.494cm" svg:x2="13.954cm" svg:y2="19.161cm" draw:start-shape="id30" draw:start-glue-point="1" draw:end-shape="id27" draw:end-glue-point="3" svg:d="m7477 16494h3239v2667h3238">
          <text:p/>
        </draw:connector>
        <draw:connector draw:style-name="gr5" draw:text-style-name="P1" draw:layer="layout" svg:x1="7.604cm" svg:y1="19.161cm" svg:x2="13.954cm" svg:y2="19.161cm" draw:start-shape="id31" draw:start-glue-point="1" draw:end-shape="id27" draw:end-glue-point="3" svg:d="m7604 19161h6350">
          <text:p/>
        </draw:connector>
        <draw:custom-shape draw:style-name="gr6" draw:text-style-name="P2" xml:id="id32" draw:id="id32" draw:layer="layout" svg:width="3.556cm" svg:height="2.413cm" svg:x="23.766cm" svg:y="3.823cm">
          <text:p text:style-name="P1"><text:span text:style-name="T1">To Flat SED</text:span></text:p>
          <text:p text:style-name="P1"><text:span text:style-name="T1">Calibr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" svg:x1="22.59cm" svg:y1="5.064cm" svg:x2="23.766cm" svg:y2="5.029cm" draw:start-shape="id21" draw:start-glue-point="1" draw:end-shape="id32" svg:d="m22590 5064 1176-35">
          <text:p/>
        </draw:connector>
        <draw:ellipse draw:style-name="gr4" draw:text-style-name="P2" xml:id="id33" draw:id="id33" draw:layer="layout" svg:width="3.048cm" svg:height="2.032cm" svg:x="20.177cm" svg:y="10.779cm">
          <text:p text:style-name="P1"><text:span text:style-name="T1">Monochromatic</text:span></text:p>
          <text:p text:style-name="P1"><text:span text:style-name="T1">Flats</text:span></text:p>
        </draw:ellipse>
        <draw:connector draw:style-name="gr5" draw:text-style-name="P1" draw:layer="layout" draw:type="line" svg:x1="20.177cm" svg:y1="11.795cm" svg:x2="18.018cm" svg:y2="11.795cm" draw:start-shape="id33" draw:start-glue-point="3" draw:end-shape="id25" draw:end-glue-point="1" svg:d="m20177 11795h-2159">
          <text:p/>
        </draw:connector>
      </draw:page>
      <draw:page draw:name="page3" draw:style-name="dp1" draw:master-page-name="Default">
        <draw:rect draw:style-name="gr2" draw:text-style-name="P2" xml:id="id40" draw:id="id40" draw:layer="layout" svg:width="4.191cm" svg:height="1.778cm" svg:x="17.129cm" svg:y="8.62cm">
          <text:p text:style-name="P1"><text:span text:style-name="T1">Calculate</text:span></text:p>
          <text:p text:style-name="P1"><text:span text:style-name="T1">System Bandpass</text:span></text:p>
          <text:p text:style-name="P1"><text:span text:style-name="T2">f</text:span></text:p>
        </draw:rect>
        <draw:ellipse draw:style-name="gr4" draw:text-style-name="P2" xml:id="id39" draw:id="id39" draw:layer="layout" svg:width="3.048cm" svg:height="2.032cm" svg:x="11.922cm" svg:y="5.191cm">
          <text:p text:style-name="P1"><text:span text:style-name="T1">Corrected</text:span></text:p>
          <text:p text:style-name="P1"><text:span text:style-name="T1">Monochromatic</text:span></text:p>
          <text:p text:style-name="P1"><text:span text:style-name="T1">Flats</text:span></text:p>
        </draw:ellipse>
        <draw:ellipse draw:style-name="gr4" draw:text-style-name="P2" xml:id="id41" draw:id="id41" draw:layer="layout" svg:width="3.048cm" svg:height="2.032cm" svg:x="11.922cm" svg:y="8.62cm">
          <text:p text:style-name="P1"><text:span text:style-name="T1">Atmospheric</text:span></text:p>
          <text:p text:style-name="P1"><text:span text:style-name="T1">Model</text:span></text:p>
        </draw:ellipse>
        <draw:ellipse draw:style-name="gr4" draw:text-style-name="P2" xml:id="id42" draw:id="id42" draw:layer="layout" svg:width="3.048cm" svg:height="2.032cm" svg:x="11.922cm" svg:y="11.668cm">
          <text:p text:style-name="P1"><text:span text:style-name="T1">Focalplane</text:span></text:p>
          <text:p text:style-name="P1"><text:span text:style-name="T1">Temperature</text:span></text:p>
        </draw:ellipse>
        <draw:ellipse draw:style-name="gr4" draw:text-style-name="P2" xml:id="id43" draw:id="id43" draw:layer="layout" svg:width="3.048cm" svg:height="2.032cm" svg:x="23.352cm" svg:y="8.493cm">
          <text:p text:style-name="P1"><text:span text:style-name="T1">System </text:span></text:p>
          <text:p text:style-name="P1"><text:span text:style-name="T1">Bandpass</text:span></text:p>
          <text:p text:style-name="P1"><text:span text:style-name="T2">f</text:span></text:p>
        </draw:ellipse>
        <draw:ellipse draw:style-name="gr4" draw:text-style-name="P2" xml:id="id34" draw:id="id34" draw:layer="layout" svg:width="3.048cm" svg:height="2.032cm" svg:x="1.254cm" svg:y="3.032cm">
          <text:p text:style-name="P1"><text:span text:style-name="T1">Auxiliary</text:span></text:p>
          <text:p text:style-name="P1"><text:span text:style-name="T1">Telescope</text:span></text:p>
          <text:p text:style-name="P1"><text:span text:style-name="T1">Spectra</text:span></text:p>
        </draw:ellipse>
        <draw:ellipse draw:style-name="gr4" draw:text-style-name="P2" xml:id="id36" draw:id="id36" draw:layer="layout" svg:width="3.048cm" svg:height="2.032cm" svg:x="1.254cm" svg:y="6.207cm">
          <text:p text:style-name="P1"><text:span text:style-name="T1">Microwave</text:span></text:p>
          <text:p text:style-name="P1"><text:span text:style-name="T1">Radiometer</text:span></text:p>
          <text:p text:style-name="P1"><text:span text:style-name="T1">Data</text:span></text:p>
        </draw:ellipse>
        <draw:ellipse draw:style-name="gr4" draw:text-style-name="P2" xml:id="id37" draw:id="id37" draw:layer="layout" svg:width="3.048cm" svg:height="2.032cm" svg:x="1.254cm" svg:y="9.763cm">
          <text:p text:style-name="P1"><text:span text:style-name="T1">GPS</text:span></text:p>
          <text:p text:style-name="P1"><text:span text:style-name="T1">Data</text:span></text:p>
        </draw:ellipse>
        <draw:ellipse draw:style-name="gr4" draw:text-style-name="P2" xml:id="id38" draw:id="id38" draw:layer="layout" svg:width="3.048cm" svg:height="2.032cm" svg:x="1.254cm" svg:y="13.192cm">
          <text:p text:style-name="P1"><text:span text:style-name="T1">Barometric</text:span></text:p>
          <text:p text:style-name="P1"><text:span text:style-name="T1">Pressure</text:span></text:p>
        </draw:ellipse>
        <draw:rect draw:style-name="gr2" draw:text-style-name="P2" xml:id="id35" draw:id="id35" draw:layer="layout" svg:width="4.191cm" svg:height="1.778cm" svg:x="6.461cm" svg:y="8.747cm">
          <text:p text:style-name="P1"><text:span text:style-name="T1">Calculate</text:span></text:p>
          <text:p text:style-name="P1"><text:span text:style-name="T1">Atmospheric</text:span></text:p>
          <text:p text:style-name="P1"><text:span text:style-name="T1">Model</text:span></text:p>
        </draw:rect>
        <draw:connector draw:style-name="gr5" draw:text-style-name="P1" draw:layer="layout" svg:x1="4.302cm" svg:y1="4.048cm" svg:x2="6.461cm" svg:y2="9.636cm" draw:start-shape="id34" draw:start-glue-point="1" draw:end-shape="id35" draw:end-glue-point="3" svg:d="m4302 4048h1080v5588h1079">
          <text:p/>
        </draw:connector>
        <draw:connector draw:style-name="gr5" draw:text-style-name="P1" draw:layer="layout" svg:x1="4.302cm" svg:y1="7.223cm" svg:x2="6.461cm" svg:y2="9.636cm" draw:start-shape="id36" draw:start-glue-point="1" draw:end-shape="id35" draw:end-glue-point="3" svg:d="m4302 7223h1080v2413h1079">
          <text:p/>
        </draw:connector>
        <draw:connector draw:style-name="gr5" draw:text-style-name="P1" draw:layer="layout" svg:x1="4.302cm" svg:y1="10.779cm" svg:x2="6.461cm" svg:y2="9.636cm" draw:start-shape="id37" draw:start-glue-point="1" draw:end-shape="id35" draw:end-glue-point="3" svg:d="m4302 10779h1080v-1143h1079">
          <text:p/>
        </draw:connector>
        <draw:connector draw:style-name="gr5" draw:text-style-name="P1" draw:layer="layout" svg:x1="4.302cm" svg:y1="14.208cm" svg:x2="6.461cm" svg:y2="9.636cm" draw:start-shape="id38" draw:start-glue-point="1" draw:end-shape="id35" draw:end-glue-point="3" svg:d="m4302 14208h1080v-4572h1079">
          <text:p/>
        </draw:connector>
        <draw:connector draw:style-name="gr5" draw:text-style-name="P1" draw:layer="layout" svg:x1="14.97cm" svg:y1="6.207cm" svg:x2="17.129cm" svg:y2="9.509cm" draw:start-shape="id39" draw:start-glue-point="1" draw:end-shape="id40" draw:end-glue-point="3" svg:d="m14970 6207h1080v3302h1079">
          <text:p/>
        </draw:connector>
        <draw:connector draw:style-name="gr5" draw:text-style-name="P1" draw:layer="layout" svg:x1="14.97cm" svg:y1="9.636cm" svg:x2="17.129cm" svg:y2="9.509cm" draw:start-shape="id41" draw:start-glue-point="1" draw:end-shape="id40" draw:end-glue-point="3" svg:d="m14970 9636h1080v-127h1079">
          <text:p/>
        </draw:connector>
        <draw:connector draw:style-name="gr5" draw:text-style-name="P1" draw:layer="layout" svg:x1="14.97cm" svg:y1="12.684cm" svg:x2="17.129cm" svg:y2="9.509cm" draw:start-shape="id42" draw:start-glue-point="1" draw:end-shape="id40" draw:end-glue-point="3" svg:d="m14970 12684h1080v-3175h1079">
          <text:p/>
        </draw:connector>
        <draw:connector draw:style-name="gr5" draw:text-style-name="P1" draw:layer="layout" draw:type="line" svg:x1="10.652cm" svg:y1="9.636cm" svg:x2="11.922cm" svg:y2="9.636cm" draw:start-shape="id35" draw:start-glue-point="1" draw:end-shape="id41" draw:end-glue-point="3" svg:d="m10652 9636h1270">
          <text:p/>
        </draw:connector>
        <draw:connector draw:style-name="gr5" draw:text-style-name="P1" draw:layer="layout" draw:type="line" svg:x1="21.32cm" svg:y1="9.509cm" svg:x2="23.352cm" svg:y2="9.509cm" draw:start-shape="id40" draw:start-glue-point="1" draw:end-shape="id43" draw:end-glue-point="3" svg:d="m21320 9509h2032">
          <text:p/>
        </draw:connector>
        <draw:ellipse draw:style-name="gr4" draw:text-style-name="P2" xml:id="id44" draw:id="id44" draw:layer="layout" svg:width="3.048cm" svg:height="2.032cm" svg:x="11.925cm" svg:y="14.97cm">
          <text:p text:style-name="P1"><text:span text:style-name="T1">Filter</text:span></text:p>
          <text:p text:style-name="P1"><text:span text:style-name="T1">Position</text:span></text:p>
          <text:p text:style-name="P1"><text:span text:style-name="T1">Measurement</text:span></text:p>
        </draw:ellipse>
        <draw:connector draw:style-name="gr5" draw:text-style-name="P1" draw:layer="layout" svg:x1="14.973cm" svg:y1="15.986cm" svg:x2="17.129cm" svg:y2="9.509cm" draw:start-shape="id44" draw:start-glue-point="1" draw:end-shape="id40" draw:end-glue-point="3" svg:d="m14973 15986h1078v-6477h1078">
          <text:p/>
        </draw:connector>
      </draw:page>
      <draw:page draw:name="page4" draw:style-name="dp1" draw:master-page-name="Default">
        <draw:ellipse draw:style-name="gr4" draw:text-style-name="P2" xml:id="id45" draw:id="id45" draw:layer="layout" svg:width="3.048cm" svg:height="2.032cm" svg:x="2.016cm" svg:y="4.429cm">
          <text:p text:style-name="P1"><text:span text:style-name="T1">Instrumental</text:span></text:p>
          <text:p text:style-name="P1"><text:span text:style-name="T1">Mag</text:span></text:p>
        </draw:ellipse>
        <draw:ellipse draw:style-name="gr4" draw:text-style-name="P2" xml:id="id47" draw:id="id47" draw:layer="layout" svg:width="3.048cm" svg:height="2.032cm" svg:x="2.016cm" svg:y="8.112cm">
          <text:p text:style-name="P1"><text:span text:style-name="T1">Exposure</text:span></text:p>
          <text:p text:style-name="P1"><text:span text:style-name="T1">Zeropoint</text:span></text:p>
          <text:p text:style-name="P1"><text:span text:style-name="T1">Model</text:span></text:p>
        </draw:ellipse>
        <draw:rect draw:style-name="gr2" draw:text-style-name="P2" xml:id="id46" draw:id="id46" draw:layer="layout" svg:width="4.191cm" svg:height="1.778cm" svg:x="6.461cm" svg:y="6.461cm">
          <text:p text:style-name="P1"><text:span text:style-name="T1">Calculate</text:span></text:p>
          <text:p text:style-name="P1"><text:span text:style-name="T1">Natural Mag</text:span></text:p>
        </draw:rect>
        <draw:connector draw:style-name="gr5" draw:text-style-name="P1" draw:layer="layout" svg:x1="5.064cm" svg:y1="5.445cm" svg:x2="6.461cm" svg:y2="7.35cm" draw:start-shape="id45" draw:start-glue-point="1" draw:end-shape="id46" draw:end-glue-point="3" svg:d="m5064 5445h699v1905h698">
          <text:p/>
        </draw:connector>
        <draw:connector draw:style-name="gr5" draw:text-style-name="P1" draw:layer="layout" svg:x1="5.064cm" svg:y1="9.128cm" svg:x2="6.461cm" svg:y2="7.35cm" draw:start-shape="id47" draw:start-glue-point="1" draw:end-shape="id46" draw:end-glue-point="3" svg:d="m5064 9128h699v-1778h698">
          <text:p/>
        </draw:connector>
        <draw:ellipse draw:style-name="gr4" draw:text-style-name="P2" xml:id="id48" draw:id="id48" draw:layer="layout" svg:width="3.048cm" svg:height="2.032cm" svg:x="12.938cm" svg:y="6.334cm">
          <text:p text:style-name="P1"><text:span text:style-name="T1">Natural</text:span></text:p>
          <text:p text:style-name="P1"><text:span text:style-name="T1">Mag</text:span></text:p>
        </draw:ellipse>
        <draw:connector draw:style-name="gr5" draw:text-style-name="P1" draw:layer="layout" draw:type="line" svg:x1="10.652cm" svg:y1="7.35cm" svg:x2="12.938cm" svg:y2="7.35cm" draw:start-shape="id46" draw:start-glue-point="1" draw:end-shape="id48" draw:end-glue-point="3" svg:d="m10652 7350h2286">
          <text:p/>
        </draw:connector>
        <draw:ellipse draw:style-name="gr4" draw:text-style-name="P2" xml:id="id49" draw:id="id49" draw:layer="layout" svg:width="3.048cm" svg:height="2.032cm" svg:x="8.112cm" svg:y="11.922cm">
          <text:p text:style-name="P1"><text:span text:style-name="T1">Object</text:span></text:p>
          <text:p text:style-name="P1"><text:span text:style-name="T1">SED</text:span></text:p>
        </draw:ellipse>
        <draw:ellipse draw:style-name="gr4" draw:text-style-name="P2" xml:id="id51" draw:id="id51" draw:layer="layout" svg:width="3.048cm" svg:height="2.032cm" svg:x="8.239cm" svg:y="15.097cm">
          <text:p text:style-name="P1"><text:span text:style-name="T1">System </text:span></text:p>
          <text:p text:style-name="P1"><text:span text:style-name="T1">Bandpass</text:span></text:p>
          <text:p text:style-name="P1"><text:span text:style-name="T2">f</text:span></text:p>
        </draw:ellipse>
        <draw:rect draw:style-name="gr2" draw:text-style-name="P2" xml:id="id50" draw:id="id50" draw:layer="layout" svg:width="4.191cm" svg:height="1.778cm" svg:x="12.43cm" svg:y="13.319cm">
          <text:p text:style-name="P1"><text:span text:style-name="T1">Calculate</text:span></text:p>
          <text:p text:style-name="P1"><text:span text:style-name="T1">Std Mag</text:span></text:p>
        </draw:rect>
        <draw:ellipse draw:style-name="gr4" draw:text-style-name="P2" xml:id="id52" draw:id="id52" draw:layer="layout" svg:width="3.048cm" svg:height="2.032cm" svg:x="18.399cm" svg:y="13.192cm">
          <text:p text:style-name="P1"><text:span text:style-name="T1">Std</text:span></text:p>
          <text:p text:style-name="P1"><text:span text:style-name="T1">Mag</text:span></text:p>
        </draw:ellipse>
        <draw:connector draw:style-name="gr5" draw:text-style-name="P1" draw:layer="layout" svg:x1="11.16cm" svg:y1="12.938cm" svg:x2="12.43cm" svg:y2="14.208cm" draw:start-shape="id49" draw:start-glue-point="1" draw:end-shape="id50" draw:end-glue-point="3" svg:d="m11160 12938h635v1270h635">
          <text:p/>
        </draw:connector>
        <draw:connector draw:style-name="gr5" draw:text-style-name="P1" draw:layer="layout" svg:x1="11.287cm" svg:y1="16.113cm" svg:x2="12.43cm" svg:y2="14.208cm" draw:start-shape="id51" draw:start-glue-point="1" draw:end-shape="id50" draw:end-glue-point="3" svg:d="m11287 16113h572v-1905h571">
          <text:p/>
        </draw:connector>
        <draw:connector draw:style-name="gr5" draw:text-style-name="P1" draw:layer="layout" draw:type="line" svg:x1="16.621cm" svg:y1="14.208cm" svg:x2="18.399cm" svg:y2="14.208cm" draw:start-shape="id50" draw:start-glue-point="1" draw:end-shape="id52" draw:end-glue-point="3" svg:d="m16621 14208h1778">
          <text:p/>
        </draw:connector>
        <draw:connector draw:style-name="gr5" draw:text-style-name="P1" draw:layer="layout" draw:type="line" svg:x1="14.462cm" svg:y1="8.366cm" svg:x2="14.525cm" svg:y2="13.319cm" draw:start-shape="id48" draw:start-glue-point="2" draw:end-shape="id50" svg:d="m14462 8366 63 4953">
          <text:p/>
        </draw:connector>
        <draw:custom-shape draw:style-name="gr10" draw:text-style-name="P1" xml:id="id53" draw:id="id53" draw:layer="layout" svg:width="2.413cm" svg:height="3.175cm" svg:x="23.334cm" svg:y="8.443cm">
          <text:p text:style-name="P1"><text:span text:style-name="T1">Level 2</text:span></text:p>
          <text:p text:style-name="P1"><text:span text:style-name="T1">Photometry</text:span></text:p>
          <text:p text:style-name="P1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1" draw:layer="layout" svg:x1="15.986cm" svg:y1="7.35cm" svg:x2="23.334cm" svg:y2="10.03cm" draw:start-shape="id48" draw:start-glue-point="1" draw:end-shape="id53" svg:d="m15986 7350h3674v2680h3674">
          <text:p/>
        </draw:connector>
        <draw:connector draw:style-name="gr5" draw:text-style-name="P1" draw:layer="layout" svg:x1="21.447cm" svg:y1="14.208cm" svg:x2="23.334cm" svg:y2="10.03cm" draw:start-shape="id52" draw:start-glue-point="1" draw:end-shape="id53" svg:d="m21447 14208h943v-4178h9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8T08:45:52</meta:creation-date>
    <dc:date>2013-06-22T15:02:01</dc:date>
    <meta:editing-duration>P3DT4H48M4S</meta:editing-duration>
    <meta:editing-cycles>25</meta:editing-cycles>
    <meta:generator>OOo-dev/3.4$Unix OpenOffice.org_project/340m0$Build-9583</meta:generator>
    <meta:print-date>2013-05-28T10:43:15</meta:print-date>
    <meta:document-statistic meta:object-count="109"/>
  </office:meta>
</office:document-meta>
</file>